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8. Study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3</text:span></text:p>
      <text:p text:style-name="P5"/>
      <text:p text:style-name="P4"><text:span text:style-name="T6">Unit 08. Computer assembly and repair</text:span></text:p>
      <text:list xml:id="list2843854265" text:style-name="WWNum1">
        <text:list-item>
          <text:p text:style-name="P15"><text:bookmark text:name="_dbh0n1vac4c8"/>Dates</text:p>
        </text:list-item>
      </text:list>
      <text:p text:style-name="Standard">From 29/01/2024 to 18/02/2024. The length of the unit is 3 weeks (24 hours).</text:p>
      <text:list xml:id="list105802930508323" text:continue-numbering="true" text:style-name="WWNum1">
        <text:list-item>
          <text:p text:style-name="P15">Previous knowledge</text:p>
        </text:list-item>
      </text:list>
      <text:p text:style-name="P6">Previous units, specially unit 07.</text:p>
      <text:list xml:id="list105803568008875" text:continue-numbering="true" text:style-name="WWNum1">
        <text:list-item>
          <text:p text:style-name="P15">Objectives</text:p>
        </text:list-item>
      </text:list>
      <text:list xml:id="list2337491654" text:style-name="WWNum4">
        <text:list-item>
          <text:p text:style-name="P7">To learn how to assemble a computer.</text:p>
        </text:list-item>
        <text:list-item>
          <text:p text:style-name="P7">To learn how to find the most common hardware problems.</text:p>
        </text:list-item>
        <text:list-item>
          <text:p text:style-name="P7">To learn how to repair the most common hardware problems.</text:p>
        </text:list-item>
        <text:list-item>
          <text:p text:style-name="P7">To learn how to work with loops in Python.</text:p>
        </text:list-item>
      </text:list>
      <text:list xml:id="list105802607047891" text:continue-list="list105803568008875" text:style-name="WWNum1">
        <text:list-item>
          <text:p text:style-name="P15">Contents</text:p>
        </text:list-item>
      </text:list>
      <text:list xml:id="list4253386772" text:style-name="WWNum2">
        <text:list-item>
          <text:p text:style-name="P8">Assembling a computer.</text:p>
        </text:list-item>
        <text:list-item>
          <text:p text:style-name="P8">Repair a computer.<text:tab/></text:p>
        </text:list-item>
        <text:list-item>
          <text:p text:style-name="P8">Python loops (for and while).</text:p>
        </text:list-item>
      </text:list>
      <text:list xml:id="list105803240628491" text:continue-list="list105802607047891" text:style-name="WWNum1">
        <text:list-item>
          <text:p text:style-name="P15">Activities</text:p>
        </text:list-item>
      </text:list>
      <text:list xml:id="list1237968056" text:style-name="WWNum3">
        <text:list-item>
          <text:p text:style-name="P9">Hardware exercises.</text:p>
        </text:list-item>
        <text:list-item>
          <text:p text:style-name="P9">Research and development activities.</text:p>
        </text:list-item>
        <text:list-item>
          <text:p text:style-name="P9">Python activities of this unit.</text:p>
        </text:list-item>
      </text:list>
      <text:list xml:id="list105803395598448" text:continue-list="list105803240628491" text:style-name="WWNum1">
        <text:list-item>
          <text:p text:style-name="P15">Recommendations</text:p>
        </text:list-item>
      </text:list>
      <text:p text:style-name="Standard">Try to follow visual guides and video tutorials about how to assemble a computer, because text is not enough to understand the whole process.</text:p>
      <text:p text:style-name="Standard">The activities help you to order and clarify ideas. Besides, there is a test to help you to check your knowl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8. Computer assembly and repair</text:span></text:p>
      </style:header>
      <style:footer>
        <text:p text:style-name="MP4"><text:span text:style-name="MT1">CFGS DAM/DAW<text:tab/><text:tab/>Unit 08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7" meta:word-count="182" meta:character-count="1058" meta:non-whitespace-character-count="915"/>
    <meta:generator>LibreOfficeDev/6.0.5.2$Linux_X86_64 LibreOffice_project/</meta:generator>
  </office:meta>
</office:document-meta>
</file>